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justify" style:justify-single-word="false" style:writing-mode="rl-tb"/>
      <style:text-properties style:font-name="Awami Nastaliq" fo:font-size="18pt" officeooo:rsid="0019a688" officeooo:paragraph-rsid="00030a6b" fo:background-color="transparent" style:font-size-asian="18pt" style:font-name-complex="Awami Nastaliq OT" style:font-size-complex="18pt" style:language-complex="fa" style:country-complex="IR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justify" style:justify-single-word="false" style:writing-mode="rl-tb"/>
      <style:text-properties style:font-name="Awami Nastaliq" fo:font-size="18pt" officeooo:rsid="0019a688" officeooo:paragraph-rsid="0005106a" fo:background-color="transparent" style:font-size-asian="18pt" style:font-name-complex="Awami Nastaliq OT" style:font-size-complex="18pt"/>
    </style:style>
    <style:style style:name="T1" style:family="text">
      <style:text-properties officeooo:rsid="0004784c"/>
    </style:style>
    <style:style style:name="T2" style:family="text">
      <style:text-properties style:language-complex="fa" style:country-complex="IR"/>
    </style:style>
    <style:style style:name="T3" style:family="text">
      <style:text-properties style:use-window-font-color="true" loext:opacity="0%" style:font-name="Awami Nastaliq OT" style:language-complex="ar" style:country-complex="BH"/>
    </style:style>
    <style:style style:name="T4" style:family="text">
      <style:text-properties style:use-window-font-color="true" loext:opacity="0%" style:language-complex="fa" style:country-complex="IR"/>
    </style:style>
    <style:style style:name="T5" style:family="text">
      <style:text-properties style:use-window-font-color="true" loext:opacity="0%" style:language-complex="ar" style:country-complex="BH"/>
    </style:style>
    <style:style style:name="T6" style:family="text">
      <style:text-properties style:use-window-font-color="true" loext:opacity="0%" officeooo:rsid="0005106a" style:language-complex="ar" style:country-complex="B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خپیر <text:s/>جق</text:p>
      <text:p text:style-name="P2"><text:span text:style-name="T1">beh+beh - </text:span>تنگما <text:s text:c="2"/><text:span text:style-name="T2">رزِیپا <text:s text:c="2"/></text:span><text:span text:style-name="T3">پیکھہ <text:s text:c="2"/></text:span><text:span text:style-name="T4">بین <text:s/></text:span><text:span text:style-name="T5">بیُو <text:s text:c="3"/>تن</text:span><text:span text:style-name="T6">ل</text:span><text:span text:style-name="T5">ما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6-06T19:07:31.132211500</dc:date>
    <meta:editing-duration>PT36M24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2" meta:word-count="10" meta:character-count="59" meta:non-whitespace-character-count="40"/>
  </office:meta>
</office:document-meta>
</file>